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4b22" officeooo:paragraph-rsid="00104b22"/>
    </style:style>
    <style:style style:name="P2" style:family="paragraph" style:parent-style-name="Text_20_body">
      <style:text-properties officeooo:rsid="00112382" officeooo:paragraph-rsid="00112382"/>
    </style:style>
    <style:style style:name="P3" style:family="paragraph" style:parent-style-name="Text_20_body">
      <style:text-properties officeooo:rsid="001c2617" officeooo:paragraph-rsid="001c2617"/>
    </style:style>
    <style:style style:name="P4" style:family="paragraph" style:parent-style-name="Text_20_body" style:list-style-name="L1">
      <style:text-properties officeooo:rsid="001df396" officeooo:paragraph-rsid="001df396"/>
    </style:style>
    <style:style style:name="P5" style:family="paragraph" style:parent-style-name="Text_20_body" style:list-style-name="L1">
      <style:text-properties officeooo:rsid="001c2617" officeooo:paragraph-rsid="001df396"/>
    </style:style>
    <style:style style:name="P6" style:family="paragraph" style:parent-style-name="Text_20_body" style:list-style-name="L1">
      <style:text-properties officeooo:rsid="001c2617" officeooo:paragraph-rsid="001c2617"/>
    </style:style>
    <style:style style:name="P7" style:family="paragraph" style:parent-style-name="Text_20_body" style:list-style-name="L1">
      <style:text-properties officeooo:rsid="001f3f9f" officeooo:paragraph-rsid="001f3f9f"/>
    </style:style>
    <style:style style:name="P8" style:family="paragraph" style:parent-style-name="Text_20_body" style:list-style-name="L1">
      <style:text-properties officeooo:rsid="001df396" officeooo:paragraph-rsid="001f3f9f"/>
    </style:style>
    <style:style style:name="P9" style:family="paragraph" style:parent-style-name="Text_20_body" style:list-style-name="L1">
      <style:text-properties officeooo:rsid="001c2617" officeooo:paragraph-rsid="001f3f9f"/>
    </style:style>
    <style:style style:name="P10" style:family="paragraph" style:parent-style-name="Heading_20_2">
      <loext:graphic-properties draw:fill="none" draw:fill-color="#ffffff"/>
      <style:paragraph-properties fo:background-color="transparent"/>
      <style:text-properties officeooo:paragraph-rsid="00201326"/>
    </style:style>
    <style:style style:name="P11" style:family="paragraph" style:parent-style-name="Text_20_body">
      <style:text-properties officeooo:paragraph-rsid="0012da3a"/>
    </style:style>
    <style:style style:name="P12" style:family="paragraph" style:parent-style-name="Text_20_body">
      <style:text-properties officeooo:rsid="0012da3a" officeooo:paragraph-rsid="0012da3a"/>
    </style:style>
    <style:style style:name="P13" style:family="paragraph" style:parent-style-name="Text_20_body">
      <style:text-properties officeooo:rsid="00138bdb" officeooo:paragraph-rsid="00138bdb" fo:background-color="#b4c7dc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officeooo:rsid="00138bdb" officeooo:paragraph-rsid="00201326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language="de" fo:country="DE" officeooo:rsid="00117f8a" officeooo:paragraph-rsid="00201326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fo:language="de" fo:country="DE" officeooo:rsid="00117f8a" officeooo:paragraph-rsid="00201326"/>
    </style:style>
    <style:style style:name="P17" style:family="paragraph" style:parent-style-name="Text_20_body">
      <style:text-properties officeooo:rsid="00104b22" officeooo:paragraph-rsid="00138bdb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 style:list-style-name="L2">
      <style:text-properties officeooo:rsid="0014b9f4" officeooo:paragraph-rsid="0014b9f4" fo:background-color="#b4c7dc"/>
    </style:style>
    <style:style style:name="P20" style:family="paragraph" style:parent-style-name="Text_20_body" style:list-style-name="L2">
      <style:text-properties officeooo:rsid="00138bdb" officeooo:paragraph-rsid="0014b9f4" fo:background-color="#b4c7dc"/>
    </style:style>
    <style:style style:name="P21" style:family="paragraph" style:parent-style-name="Text_20_body">
      <style:text-properties officeooo:rsid="00138bdb" officeooo:paragraph-rsid="0014b9f4"/>
    </style:style>
    <style:style style:name="P22" style:family="paragraph" style:parent-style-name="Text_20_body" style:list-style-name="L3">
      <style:text-properties officeooo:rsid="00138bdb" officeooo:paragraph-rsid="0014b9f4" fo:background-color="#b4c7dc"/>
    </style:style>
    <style:style style:name="P23" style:family="paragraph" style:parent-style-name="Text_20_body" style:list-style-name="L3">
      <style:text-properties officeooo:rsid="0014b9f4" officeooo:paragraph-rsid="0014b9f4" fo:background-color="#b4c7dc"/>
    </style:style>
    <style:style style:name="P24" style:family="paragraph" style:parent-style-name="Text_20_body">
      <style:text-properties officeooo:rsid="0014b9f4" officeooo:paragraph-rsid="0014b9f4" fo:background-color="#b4c7dc"/>
    </style:style>
    <style:style style:name="P25" style:family="paragraph" style:parent-style-name="Text_20_body" style:list-style-name="L4">
      <style:text-properties officeooo:rsid="0014b9f4" officeooo:paragraph-rsid="0014b9f4" fo:background-color="#b4c7dc"/>
    </style:style>
    <style:style style:name="P26" style:family="paragraph" style:parent-style-name="Text_20_body">
      <style:text-properties officeooo:rsid="0014b9f4" officeooo:paragraph-rsid="0014b9f4"/>
    </style:style>
    <style:style style:name="P27" style:family="paragraph" style:parent-style-name="Text_20_body" style:list-style-name="L5">
      <style:text-properties officeooo:rsid="0014b9f4" officeooo:paragraph-rsid="0014b9f4" fo:background-color="#b4c7dc"/>
    </style:style>
    <style:style style:name="P28" style:family="paragraph" style:parent-style-name="Text_20_body">
      <style:text-properties officeooo:rsid="0014fa80" officeooo:paragraph-rsid="0017e18e" fo:background-color="#b4c7dc"/>
    </style:style>
    <style:style style:name="P29" style:family="paragraph" style:parent-style-name="Text_20_body" style:list-style-name="L6">
      <style:text-properties officeooo:paragraph-rsid="001b828f" fo:background-color="#b4c7dc"/>
    </style:style>
    <style:style style:name="P30" style:family="paragraph" style:parent-style-name="Text_20_body" style:list-style-name="L6">
      <style:text-properties officeooo:paragraph-rsid="0017e18e" fo:background-color="#b4c7dc"/>
    </style:style>
    <style:style style:name="P31" style:family="paragraph" style:parent-style-name="Text_20_body">
      <style:text-properties officeooo:paragraph-rsid="0017e18e"/>
    </style:style>
    <style:style style:name="P32" style:family="paragraph" style:parent-style-name="Text_20_body">
      <style:text-properties officeooo:rsid="00182d43" officeooo:paragraph-rsid="00182d43" fo:background-color="#b4c7dc"/>
    </style:style>
    <style:style style:name="P33" style:family="paragraph" style:parent-style-name="Text_20_body" style:list-style-name="L7">
      <style:text-properties officeooo:rsid="00182d43" officeooo:paragraph-rsid="00182d43" fo:background-color="#b4c7dc"/>
    </style:style>
    <style:style style:name="P34" style:family="paragraph" style:parent-style-name="Text_20_body" style:list-style-name="L7">
      <style:text-properties officeooo:paragraph-rsid="00182d43" fo:background-color="#b4c7dc"/>
    </style:style>
    <style:style style:name="P35" style:family="paragraph" style:parent-style-name="Text_20_body">
      <style:text-properties officeooo:paragraph-rsid="00182d43"/>
    </style:style>
    <style:style style:name="P36" style:family="paragraph" style:parent-style-name="Text_20_body" style:list-style-name="L8">
      <style:text-properties officeooo:paragraph-rsid="0019852a" fo:background-color="#b4c7dc"/>
    </style:style>
    <style:style style:name="P37" style:family="paragraph" style:parent-style-name="Text_20_body" style:list-style-name="L8">
      <style:text-properties officeooo:rsid="0019852a" officeooo:paragraph-rsid="0019852a" fo:background-color="#b4c7dc"/>
    </style:style>
    <style:style style:name="P38" style:family="paragraph" style:parent-style-name="Text_20_body" style:list-style-name="L8">
      <style:text-properties officeooo:paragraph-rsid="00182d43" fo:background-color="#b4c7dc"/>
    </style:style>
    <style:style style:name="P39" style:family="paragraph" style:parent-style-name="Text_20_body">
      <style:text-properties officeooo:rsid="0019852a" officeooo:paragraph-rsid="0019852a" fo:background-color="#b4c7dc"/>
    </style:style>
    <style:style style:name="P40" style:family="paragraph" style:parent-style-name="Text_20_body" style:list-style-name="L9">
      <style:text-properties officeooo:rsid="0019852a" officeooo:paragraph-rsid="0019852a" fo:background-color="#b4c7dc"/>
    </style:style>
    <style:style style:name="P41" style:family="paragraph" style:parent-style-name="Text_20_body">
      <style:text-properties officeooo:rsid="0019852a" officeooo:paragraph-rsid="0019852a"/>
    </style:style>
    <style:style style:name="P42" style:family="paragraph" style:parent-style-name="Text_20_body">
      <style:text-properties officeooo:rsid="001df396" officeooo:paragraph-rsid="001df396" fo:background-color="#b4c7dc"/>
    </style:style>
    <style:style style:name="P43" style:family="paragraph" style:parent-style-name="Text_20_body" style:list-style-name="L10">
      <style:text-properties officeooo:paragraph-rsid="0019852a" fo:background-color="#b4c7dc"/>
    </style:style>
    <style:style style:name="P44" style:family="paragraph" style:parent-style-name="Text_20_body">
      <style:text-properties officeooo:paragraph-rsid="0019852a"/>
    </style:style>
    <style:style style:name="P45" style:family="paragraph" style:parent-style-name="Heading_20_3">
      <style:text-properties officeooo:paragraph-rsid="0019852a"/>
    </style:style>
    <style:style style:name="P46" style:family="paragraph" style:parent-style-name="Text_20_body">
      <style:text-properties officeooo:rsid="0014b9f4" officeooo:paragraph-rsid="0019852a" fo:background-color="#b4c7dc"/>
    </style:style>
    <style:style style:name="P47" style:family="paragraph" style:parent-style-name="Text_20_body" style:list-style-name="L5">
      <style:text-properties officeooo:rsid="0014b9f4" officeooo:paragraph-rsid="0019852a" fo:background-color="#b4c7dc"/>
    </style:style>
    <style:style style:name="P48" style:family="paragraph" style:parent-style-name="Text_20_body" style:list-style-name="L5">
      <style:text-properties officeooo:rsid="0019852a" officeooo:paragraph-rsid="0019852a" fo:background-color="#b4c7dc"/>
    </style:style>
    <style:style style:name="P49" style:family="paragraph" style:parent-style-name="Text_20_body">
      <style:text-properties officeooo:rsid="0014fa80" officeooo:paragraph-rsid="0019852a" fo:background-color="#b4c7dc"/>
    </style:style>
    <style:style style:name="P50" style:family="paragraph" style:parent-style-name="Text_20_body" style:list-style-name="L11">
      <style:text-properties officeooo:paragraph-rsid="0019852a" fo:background-color="#b4c7dc"/>
    </style:style>
    <style:style style:name="P51" style:family="paragraph" style:parent-style-name="Text_20_body" style:list-style-name="L12">
      <style:text-properties officeooo:rsid="0019852a" officeooo:paragraph-rsid="0019852a" fo:background-color="#b4c7dc"/>
    </style:style>
    <style:style style:name="P52" style:family="paragraph" style:parent-style-name="Text_20_body" style:list-style-name="L12">
      <style:text-properties officeooo:rsid="001b828f" officeooo:paragraph-rsid="001b828f" fo:background-color="#b4c7dc"/>
    </style:style>
    <style:style style:name="P53" style:family="paragraph" style:parent-style-name="Text_20_body">
      <style:text-properties officeooo:rsid="001b828f" officeooo:paragraph-rsid="001b828f"/>
    </style:style>
    <style:style style:name="P54" style:family="paragraph" style:parent-style-name="Text_20_body">
      <style:text-properties officeooo:rsid="001b828f" officeooo:paragraph-rsid="001b828f" fo:background-color="#b4c7dc"/>
    </style:style>
    <style:style style:name="P55" style:family="paragraph" style:parent-style-name="Text_20_body" style:list-style-name="L13">
      <style:text-properties officeooo:rsid="001b828f" officeooo:paragraph-rsid="001b828f" fo:background-color="#b4c7dc"/>
    </style:style>
    <style:style style:name="T1" style:family="text">
      <style:text-properties officeooo:rsid="001f3f9f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3f9f" fo:background-color="transparent" loext:char-shading-value="0"/>
    </style:style>
    <style:style style:name="T4" style:family="text">
      <style:text-properties officeooo:rsid="0012da3a" fo:background-color="#b4c7dc" loext:char-shading-value="0"/>
    </style:style>
    <style:style style:name="T5" style:family="text">
      <style:text-properties officeooo:rsid="00201326" fo:background-color="#b4c7dc" loext:char-shading-value="0"/>
    </style:style>
    <style:style style:name="T6" style:family="text">
      <style:text-properties officeooo:rsid="00104b22"/>
    </style:style>
    <style:style style:name="T7" style:family="text">
      <style:text-properties fo:language="de" fo:country="DE" officeooo:rsid="00117f8a"/>
    </style:style>
    <style:style style:name="T8" style:family="text">
      <style:text-properties officeooo:rsid="00201326"/>
    </style:style>
    <style:style style:name="T9" style:family="text">
      <style:text-properties officeooo:rsid="00206b2e"/>
    </style:style>
    <style:style style:name="T10" style:family="text">
      <style:text-properties officeooo:rsid="0014b9f4"/>
    </style:style>
    <style:style style:name="T11" style:family="text">
      <style:text-properties officeooo:rsid="0017e18e"/>
    </style:style>
    <style:style style:name="T12" style:family="text">
      <style:text-properties officeooo:rsid="001b828f"/>
    </style:style>
    <style:style style:name="T13" style:family="text">
      <style:text-properties officeooo:rsid="00182d43"/>
    </style:style>
    <style:style style:name="T14" style:family="text">
      <style:text-properties officeooo:rsid="001985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üfungstemplate für Introduction into Web Development</text:p>
      <text:p text:style-name="P1">Titel: TODO</text:p>
      <text:p text:style-name="P2">Matrikelnummer: TODO</text:p>
      <text:p text:style-name="P3">URL vom Deployment: TODO</text:p>
      <text:p text:style-name="P3">Schätzung zur Gesamtentwicklungszeit in Stunden (hat keine Auswirkung auf das Prüfungsergebnis): TODO</text:p>
      <text:p text:style-name="P3">Gitlab-Repository-URL (optional): TODO</text:p>
      <text:h text:style-name="Heading_20_2" text:outline-level="2">Checkliste zur Abgabe</text:h>
      <text:list text:style-name="L1">
        <text:list-item>
          <text:p text:style-name="P4">Metadaten oben ausgefüllt?</text:p>
        </text:list-item>
        <text:list-item>
          <text:p text:style-name="P5">Datenschutzerklärung in die App integriert?</text:p>
        </text:list-item>
        <text:list-item>
          <text:p text:style-name="P6">Erklärung zur Barrierefreiheit integriert?</text:p>
        </text:list-item>
        <text:list-item>
          <text:p text:style-name="P6"><text:a xlink:type="simple" xlink:href="https://www.uni-goettingen.de/de/439238.html" text:style-name="Internet_20_link" text:visited-style-name="Visited_20_Internet_20_Link">Impressum der Uni</text:a> eingebunden?</text:p>
        </text:list-item>
        <text:list-item>
          <text:p text:style-name="P4">README.md erstellen, mit folgenden Inhalten:</text:p>
          <text:list>
            <text:list-item>
              <text:p text:style-name="P7">Instruktionen zur Einrichtung eines Entwicklungs-Setups (Dev Setup), insbesondere:</text:p>
              <text:list>
                <text:list-item>
                  <text:p text:style-name="P8">Systemweite Abhängigkeiten und Instruktionen zur Installation dieser Abhängigkeiten</text:p>
                </text:list-item>
                <text:list-item>
                  <text:p text:style-name="P4">Instruktionen zum installieren <text:span text:style-name="T1">eventueller </text:span>lokaler Abhängigkeiten (z.B. package.json)</text:p>
                </text:list-item>
              </text:list>
            </text:list-item>
            <text:list-item>
              <text:p text:style-name="P7">Ggf. Instruktionen zum bauen des Projekts (build instructions)</text:p>
            </text:list-item>
            <text:list-item>
              <text:p text:style-name="P7">Instruktionen zum Ausführen der Anwendung (im Entwicklungsmodus)</text:p>
            </text:list-item>
          </text:list>
        </text:list-item>
        <text:list-item>
          <text:p text:style-name="P9">Quellcode angehängt?:</text:p>
          <text:list>
            <text:list-item>
              <text:p text:style-name="P9"><text:span text:style-name="T2">Repository-URL oben angegeben UND </text:span><text:a xlink:type="simple" xlink:href="mailto:lorenz.glissmann@uni-goettingen.de" text:style-name="Internet_20_link" text:visited-style-name="Visited_20_Internet_20_Link"><text:span text:style-name="T2">lorenz.glissmann@uni-goettingen.de</text:span></text:a><text:span text:style-name="T2"> Zugriff gegeben?</text:span></text:p>
            </text:list-item>
            <text:list-item>
              <text:p text:style-name="P9"><text:span text:style-name="T3">ALTERNATIV</text:span><text:span text:style-name="T2">: als .zip-Datei ange</text:span>hängt?</text:p>
            </text:list-item>
          </text:list>
        </text:list-item>
      </text:list>
      <text:h text:style-name="P10" text:outline-level="2">Abstract (80-250 <text:span text:style-name="T2">Wörter</text:span>)</text:h>
      <text:p text:style-name="P11"><text:span text:style-name="T4"><text:line-break/></text:span><text:span text:style-name="T5">Die Anwendung soll Magic the Gathering Spieler*innen oder Interessierten ermöglichen nach karten zu suchen, anhand diverser verfügbarer Kriterien. Außerdem sollen die Karten eigens erstellbaren Decks hinzugefügt werden können, um Spieler*innen einen einfachen Deckbau zu ermöglichen. Karten sollen außerdem schnell favorisierbar sein, um sie als Ideen für zukünftige </text:span><text:soft-page-break/><text:span text:style-name="T5">magic Projekte einfach abzuspeichern. Dafür sollten Nutzer*innen einen eigenen Account erstellen können.</text:span></text:p>
      <text:p text:style-name="P12"/>
      <text:h text:style-name="Heading_20_2" text:outline-level="2"><text:span text:style-name="T6">Überblick über den </text:span>Funktionsumfang</text:h>
      <text:p text:style-name="P13">TODO: Auflistung aller (wichtigen) implementierten Funktionalitäten (als Stichpunktliste)</text:p>
      <text:p text:style-name="P14"><text:line-break/><text:span text:style-name="T7">- Registrierung und Anmeldung<text:line-break/></text:span><text:span text:style-name="T7">- Ansicht die eigene Decks zeigt</text:span></text:p>
      <text:p text:style-name="P15">- Suchfunktion nach allen möglichen Kriterien der Karten</text:p>
      <text:p text:style-name="P15">- zeigt Name und Bild der Karte an</text:p>
      <text:p text:style-name="P15">- Möglichkeit Karten als Favoriten zu speichern</text:p>
      <text:p text:style-name="P15">- Decks zu erstellen und Karten in diese Decks hinzuzufügen</text:p>
      <text:p text:style-name="P15">- Decks beinhalten: Karten + Name <text:span text:style-name="T8">+ Q</text:span><text:span text:style-name="T9">u</text:span><text:span text:style-name="T8">antität</text:span></text:p>
      <text:p text:style-name="P15">- Speicherung der Decks und Favoriten im Backend</text:p>
      <text:p text:style-name="P16">- Teilen von Decks mit einem Read-Only Share-Link<text:line-break/>- Optional: Import und Export von Decks in einem geeigneten Dateiformat</text:p>
      <text:p text:style-name="P17"/>
      <text:h text:style-name="P18" text:outline-level="2">Architektur</text:h>
      <text:p text:style-name="P13">TODO:</text:p>
      <text:list text:style-name="L2">
        <text:list-item>
          <text:p text:style-name="P19">Wie sieht der Softwarestack aus? (vorstellen)</text:p>
        </text:list-item>
        <text:list-item>
          <text:p text:style-name="P19">Welche Architektur hat die Anwendung? (erklären, angemessen visualisieren)</text:p>
        </text:list-item>
        <text:list-item>
          <text:p text:style-name="P20"><text:span text:style-name="T10">Welche </text:span>Entscheidungen mit projektweiten Auswirkungen <text:span text:style-name="T10">wurden im Design und Entwicklungsprozess getroffen? Wie und warum wurde so entschieden? (nennen, erklären)</text:span></text:p>
        </text:list-item>
        <text:list-item>
          <text:p text:style-name="P19">Warum sind der Softwarestack und die verwendete Architektur eine geeignete Wahl? (erörtern)</text:p>
        </text:list-item>
      </text:list>
      <text:p text:style-name="P21"/>
      <text:h text:style-name="Heading_20_2" text:outline-level="2">Frontend</text:h>
      <text:p text:style-name="P13">TODO:</text:p>
      <text:list text:style-name="L3">
        <text:list-item>
          <text:p text:style-name="P22"><text:span text:style-name="T10">Wie ist das </text:span>Frontend <text:span text:style-name="T10">strukturiert? (erklären)</text:span></text:p>
        </text:list-item>
        <text:list-item>
          <text:p text:style-name="P23">Welche Aufgaben und Verantwortlichkeiten werden im Frontendbereich umgesetzt? (nennen)</text:p>
        </text:list-item>
      </text:list>
      <text:p text:style-name="P21"/>
      <text:h text:style-name="Heading_20_3" text:outline-level="3">Ansichten und Interaktionsmöglichkeiten</text:h>
      <text:p text:style-name="P24">TODO:</text:p>
      <text:list text:style-name="L4">
        <text:list-item>
          <text:p text:style-name="P25">Welche Ansichten (Views) beinhaltet die Anwendung? (nennen, erklären)</text:p>
        </text:list-item>
        <text:list-item>
          <text:p text:style-name="P25">Wie können Nutzende mit der Anwendung interagieren? (nennen)</text:p>
        </text:list-item>
      </text:list>
      <text:p text:style-name="P26"/>
      <text:h text:style-name="Heading_20_3" text:outline-level="3">Technische Umsetzung</text:h>
      <text:p text:style-name="P24">TODO:</text:p>
      <text:list xml:id="list173591880" text:style-name="L5">
        <text:list-item>
          <text:p text:style-name="P27">Wie wird HTML erzeugt? Welche Frameworks/Bibliotheken wurden dafür genutzt? Warum?</text:p>
        </text:list-item>
        <text:list-item>
          <text:p text:style-name="P27">Wie wurden die Ansichten ausgestaltet (Webdesign, Styling)? Welche Frameworks/Bibliotheken wurden dafür genutzt? Warum?</text:p>
        </text:list-item>
      </text:list>
      <text:p text:style-name="P26"/>
      <text:h text:style-name="Heading_20_3" text:outline-level="3">Besondere Herausforderungen</text:h>
      <text:p text:style-name="P28">TODO:</text:p>
      <text:list text:style-name="L6">
        <text:list-item>
          <text:p text:style-name="P29"><text:span text:style-name="T11">Welche besonderen Herausforderungen </text:span><text:span text:style-name="T12">fürs Frontend </text:span><text:span text:style-name="T11">haben sich </text:span><text:span text:style-name="T12">bereit </text:span><text:span text:style-name="T11">aus der Projektidee ergeben?</text:span></text:p>
        </text:list-item>
        <text:list-item>
          <text:p text:style-name="P30"><text:span text:style-name="T11">Welche </text:span><text:span text:style-name="T13">unerwarten </text:span><text:span text:style-name="T11">Herausforderungen sind bei der Umsetzung aufgetreten </text:span><text:span text:style-name="T13">(z.B. unerwartet aufwändige Aspekte, Hürden, Komplikationen)</text:span><text:span text:style-name="T11">?</text:span></text:p>
        </text:list-item>
      </text:list>
      <text:p text:style-name="P31"><text:soft-page-break/></text:p>
      <text:h text:style-name="Heading_20_2" text:outline-level="2">Backend</text:h>
      <text:p text:style-name="P32">TODO: </text:p>
      <text:list text:style-name="L7">
        <text:list-item>
          <text:p text:style-name="P33">Wie ist das Backend strukturiert? Welche Teilkomponenten hat es? Wie stehen sie in Beziehung zueinander? (Überblick geben)</text:p>
        </text:list-item>
        <text:list-item>
          <text:p text:style-name="P34"><text:span text:style-name="T10">Welche Aufgaben und Verantwortlichkeiten werden im </text:span><text:span text:style-name="T13">Backendbereich </text:span><text:span text:style-name="T10">umgesetzt? (nennen)</text:span></text:p>
        </text:list-item>
      </text:list>
      <text:p text:style-name="P35"/>
      <text:h text:style-name="Heading_20_3" text:outline-level="3">Kommunikationsschnittstellen und APIs</text:h>
      <text:p text:style-name="P32">TODO:</text:p>
      <text:list text:style-name="L8">
        <text:list-item>
          <text:p text:style-name="P36"><text:span text:style-name="T13">Welche </text:span>Kommunikationsschnittstellen zwischen Teilsystemen <text:span text:style-name="T14">(z.B. Kommunikation zwischen Frontend/Browser und Backend/Server)</text:span> <text:span text:style-name="T13">gibt es? </text:span><text:span text:style-name="T14">Wie sehen diese aus?</text:span></text:p>
          <text:list>
            <text:list-item>
              <text:p text:style-name="P37">Bei HTTP-APIs: Welche Methoden und Endpunkte/Routen werden bereit gestellt und welchen Zweck erfüllen sie jeweils?</text:p>
            </text:list-item>
          </text:list>
        </text:list-item>
        <text:list-item>
          <text:p text:style-name="P38">Falls bestehende/externe APIs verwendet werden: <text:span text:style-name="T14">Welche Routen/Endpunkte werden verwendet? Welche Daten werden übertragen und wozu?</text:span></text:p>
        </text:list-item>
      </text:list>
      <text:p text:style-name="P35"/>
      <text:h text:style-name="Heading_20_3" text:outline-level="3">Authentifizierung und Autorisierung</text:h>
      <text:p text:style-name="P39">TODO:</text:p>
      <text:list text:style-name="L9">
        <text:list-item>
          <text:p text:style-name="P40">Gibt es ein Registrierungs- und/oder Anmeldungsystem? (erklären)</text:p>
        </text:list-item>
        <text:list-item>
          <text:p text:style-name="P40">Welche Bereiche des Systems sind schützenswert? (erläutern)</text:p>
        </text:list-item>
        <text:list-item>
          <text:p text:style-name="P40">Wie wird sichergestellt, dass sich Dritte nicht (unerlaubt) als ein Nutzender ausgeben können (Authentifizierung)? (erklären)</text:p>
        </text:list-item>
        <text:list-item>
          <text:p text:style-name="P40">Wie wird sichergestellt, dass nur erlaubte bzw. autorisierte Zugriffe zugelassen werden (Autorisierung)? (erklären)</text:p>
        </text:list-item>
      </text:list>
      <text:p text:style-name="P41"/>
      <text:h text:style-name="Heading_20_3" text:outline-level="3">Datenbank</text:h>
      <text:p text:style-name="P42">TODO:</text:p>
      <text:list text:style-name="L10">
        <text:list-item>
          <text:p text:style-name="P43">Was wird als Datenbanklösung verwendet? <text:span text:style-name="T14">(nennen)</text:span></text:p>
        </text:list-item>
        <text:list-item>
          <text:p text:style-name="P43">Welche Daten beinhaltet die Datenbank und wie sind sie strukturiert? <text:span text:style-name="T14">(Datenbankschema angeben, ggf. Visualisieren)</text:span></text:p>
        </text:list-item>
      </text:list>
      <text:p text:style-name="P44"/>
      <text:h text:style-name="P45" text:outline-level="3"><text:soft-page-break/>Technische Umsetzung</text:h>
      <text:p text:style-name="P46">TODO:</text:p>
      <text:list text:continue-list="list173591880" text:style-name="L5">
        <text:list-item>
          <text:p text:style-name="P47">Welche Frameworks/Bibliotheken/<text:span text:style-name="T14">Services</text:span> wurden <text:span text:style-name="T14">im Backend-Bereich </text:span>genutzt? <text:span text:style-name="T14">Wozu</text:span>? <text:span text:style-name="T14">(auflisten, erklären)</text:span></text:p>
          <text:list>
            <text:list-item>
              <text:p text:style-name="P48">Warum wurden sie ausgewählt? Warum eignen sie sich im Kontext der Projektidee? <text:span text:style-name="T1">(erläutern)</text:span></text:p>
            </text:list-item>
          </text:list>
        </text:list-item>
      </text:list>
      <text:p text:style-name="P41"/>
      <text:h text:style-name="P45" text:outline-level="3">Besondere Herausforderungen</text:h>
      <text:p text:style-name="P49">TODO: </text:p>
      <text:list text:style-name="L11">
        <text:list-item>
          <text:p text:style-name="P50"><text:span text:style-name="T11">Welche besonderen Herausforderungen </text:span><text:span text:style-name="T12">fürs Backend </text:span><text:span text:style-name="T11">haben sich </text:span><text:span text:style-name="T12">bereit </text:span><text:span text:style-name="T11">aus der Projektidee ergeben?</text:span></text:p>
        </text:list-item>
        <text:list-item>
          <text:p text:style-name="P50"><text:span text:style-name="T11">Welche </text:span><text:span text:style-name="T13">unerwarten </text:span><text:span text:style-name="T11">Herausforderungen sind bei der Umsetzung aufgetreten </text:span><text:span text:style-name="T13">(z.B. unerwartet aufwändige Aspekte, Hürden, Komplikationen)</text:span><text:span text:style-name="T11">?</text:span></text:p>
        </text:list-item>
      </text:list>
      <text:p text:style-name="P44"/>
      <text:h text:style-name="Heading_20_2" text:outline-level="2">Barrierefreiheit</text:h>
      <text:p text:style-name="P39">TODO:</text:p>
      <text:list text:style-name="L12">
        <text:list-item>
          <text:p text:style-name="P51">In welchem Umfang ist die WebApp barrierefrei nutzbar? <text:span text:style-name="T12">(erläutern)</text:span></text:p>
        </text:list-item>
        <text:list-item>
          <text:p text:style-name="P52">Welche Standards wurden berücksichtigt? <text:span text:style-name="T1">(nennen)</text:span></text:p>
        </text:list-item>
        <text:list-item>
          <text:p text:style-name="P52">Wie wurde die barrierefreiheit getestet? <text:span text:style-name="T1">(erklären)</text:span></text:p>
        </text:list-item>
      </text:list>
      <text:p text:style-name="P53"/>
      <text:h text:style-name="Heading_20_2" text:outline-level="2">Datenschutz</text:h>
      <text:p text:style-name="P54">TODO:</text:p>
      <text:list text:style-name="L13">
        <text:list-item>
          <text:p text:style-name="P55">Wie wurde privacy by design bei Architektur und Design des Systems berücksichtigt? (erläutern)</text:p>
        </text:list-item>
        <text:list-item>
          <text:p text:style-name="P55">Welche personenbezogenen Daten werden verarbeitet/gespeichert? <text:line-break/>(Tipp: Es wird immer mindestens die IP-Adresse verarbeitet.)</text:p>
          <text:list>
            <text:list-item>
              <text:p text:style-name="P55">Werden besondere Kategorien personenbezogener Daten verarbeitet?</text:p>
            </text:list-item>
          </text:list>
        </text:list-item>
        <text:list-item>
          <text:p text:style-name="P55">Welche Betroffenenrechte (Auskunft, Löschung, Änderung, Widerspruch, usw.) können automatisiert und selbstständig unmittelbar über die Webanwendung wahrgenommen werden? Welche benötigen manuelle Schritte, z.B. durch einen Administrator?</text:p>
        </text:list-item>
      </text:list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16:42:59.706100234</meta:creation-date>
    <dc:date>2025-09-17T13:34:24.909438902</dc:date>
    <meta:editing-duration>PT1H11M5S</meta:editing-duration>
    <meta:editing-cycles>3</meta:editing-cycles>
    <meta:generator>LibreOffice/25.2.5.2$Linux_X86_64 LibreOffice_project/fb4792146257752f54eab576deb869869b108571</meta:generator>
    <dc:creator>Leon-Karim Preuße</dc:creator>
    <meta:document-statistic meta:table-count="0" meta:image-count="0" meta:object-count="0" meta:page-count="5" meta:paragraph-count="92" meta:word-count="740" meta:character-count="5767" meta:non-whitespace-character-count="5177"/>
  </office:meta>
</office:document-meta>
</file>